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223.86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267.16mm"/>
    </style:style>
    <style:style style:name="co5" style:family="table-column">
      <style:table-column-properties fo:break-before="auto" style:column-width="144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sciidoctor-master/lib/asciidoctor/cli/options.rb:</text:p>
          </table:table-cell>
          <table:table-cell office:value-type="string" calcext:value-type="string">
            <text:p>$stderr.puts "asciidoctor: WARNING: extra arguments detected (unparsed arguments: #{args.map{|a| "'#{a}'"} * ', '}) or incorrect usage of stdin"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extra arguments detected (unparsed arguments: #{args.map{|a| "'#{a}'"} * ', '}) or incorrect usage of stdin"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li/options.rb:</text:p>
          </table:table-cell>
          <table:table-cell office:value-type="string" calcext:value-type="string">
            <text:p>$stderr.puts %(asciidoctor: FAILED: input file #{file} missing or cannot be rea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FAILED: input file #{file} missing or cannot be read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li/options.rb:</text:p>
          </table:table-cell>
          <table:table-cell office:value-type="string" calcext:value-type="string">
            <text:p>$stderr.puts %(asciidoctor: FAILED: input path #{file} is a #{(::File.stat file).ftype}, not a fil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FAILED: input path #{file} is a #{(::File.stat file).ftype}, not a file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li/options.rb:</text:p>
          </table:table-cell>
          <table:table-cell office:value-type="string" calcext:value-type="string">
            <text:p>$stderr.puts 'asciidoctor: FAILED: \'tilt\' could not be loaded'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FAILED: \'tilt\' could not be loaded'</text:p>
          </table:table-cell>
          <table:table-cell office:value-type="string" calcext:value-type="string">
            <text:p>You must have the tilt gem installed (gem install tilt) to use custom backend templates'</text:p>
          </table:table-cell>
        </table:table-row>
        <table:table-row table:style-name="ro1">
          <table:table-cell office:value-type="string" calcext:value-type="string">
            <text:p>asciidoctor-master/lib/asciidoctor/cli/options.rb:</text:p>
          </table:table-cell>
          <table:table-cell office:value-type="string" calcext:value-type="string">
            <text:p>$stderr.puts %(asciidoctor: FAILED: '#{path}' could not be load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FAILED: '#{path}' could not be loaded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document.rb:</text:p>
          </table:table-cell>
          <table:table-cell office:value-type="string" calcext:value-type="string">
            <text:p>fail %(asciidoctor: FAILED: missing converter for backend '#{backend}'. Processing aborted.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FAILED: missing converter for backend '#{backend}'. Processing aborted.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helpers.rb:</text:p>
          </table:table-cell>
          <table:table-cell office:value-type="string" calcext:value-type="string">
            <text:p>fail %(asciidoctor: FAILED: required gem '#{gem_name}' is not installed. Processing aborted.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FAILED: required gem '#{gem_name}' is not installed. Processing aborted.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helpers.rb:</text:p>
          </table:table-cell>
          <table:table-cell office:value-type="string" calcext:value-type="string">
            <text:p>fail %(asciidoctor: FAILED: #{e.message.chomp '.'}. Processing aborted.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FAILED: #{e.message.chomp '.'}. Processing aborte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iidoctor-master/lib/asciidoctor.rb:</text:p>
          </table:table-cell>
          <table:table-cell office:value-type="string" calcext:value-type="string">
            <text:p>raise ::IOError, %(input file and output file cannot be the same: #{outfile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Error, %(input file and output file cannot be the same: #{outfi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.rb:</text:p>
          </table:table-cell>
          <table:table-cell office:value-type="string" calcext:value-type="string">
            <text:p>raise ::IOError, %(target directory does not exist: #{to_dir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Error, %(target directory does not exist: #{to_dir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th_resolver.rb:</text:p>
          </table:table-cell>
          <table:table-cell office:value-type="string" calcext:value-type="string">
            <text:p>raise ::SecurityError, %(Jail is not an absolute path: #{jail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urityError, %(Jail is not an absolute path: #{jail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th_resolver.rb:</text:p>
          </table:table-cell>
          <table:table-cell office:value-type="string" calcext:value-type="string">
            <text:p>raise ::SecurityError, %(#{opts[:target_name] || 'Start path'} #{start} is outside of jail: #{jail} (disallowed in safe mode)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urityError, %(#{opts[:target_name] || 'Start path'} #{start} is outside of jail: #{jail} (disallowed in safe mode)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th_resolver.rb:</text:p>
          </table:table-cell>
          <table:table-cell office:value-type="string" calcext:value-type="string">
            <text:p>raise ::SecurityError, %(#{opts[:target_name] || 'path'} #{target} refers to location outside jail: #{jail} (disallowed in safe mode)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urityError, %(#{opts[:target_name] || 'path'} #{target} refers to location outside jail: #{jail} (disallowed in safe mode)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abstract_node.rb:</text:p>
          </table:table-cell>
          <table:table-cell office:value-type="string" calcext:value-type="string">
            <text:p>raise ::NotImplementedErr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mplementedError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raise 'Au contraire, mon frere. No lexer instances will be running around.'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ise 'Au contraire, mon frere. No lexer instances will be running around.'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raise %(Unsupported block type #{block_context} at #{reader.line_info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ise %(Unsupported block type #{block_context} at #{reader.line_info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table.rb:</text:p>
          </table:table-cell>
          <table:table-cell office:value-type="string" calcext:value-type="string">
            <text:p>raise %(Illegal table format: #{@format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ise %(Illegal table format: #{@format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No block specified to process #{kind_name} extension at #{block.source_location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No block specified to process #{kind_name} extension at #{block.source_location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Invalid type for #{kind_name} extension: #{processor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Invalid type for #{kind_name} extension: #{processor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Invalid arguments specified for registering #{kind_name} extension: #{args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Invalid arguments specified for registering #{kind_name} extension: #{args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No name specified for #{kind_name} extension at #{block.source_location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No name specified for #{kind_name} extension at #{block.source_location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NoMethodError.new %(No block specified to process #{kind_name} extension at #{block.source_location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MethodError.new %(No block specified to process #{kind_name} extension at #{block.source_location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Class specified for #{kind_name} extension does not inherit from #{kind_class}: #{processor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Class specified for #{kind_name} extension does not inherit from #{kind_class}: #{processor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No name specified for #{kind_name} extension: #{processor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No name specified for #{kind_name} extension: #{processor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Invalid arguments specified for registering #{kind_name} extension: #{args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Invalid arguments specified for registering #{kind_name} extension: #{args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Extension group to register not specifi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Extension group to register not specified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::ArgumentError.new %(Wrong number of arguments (#{argc} for 1..2)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Wrong number of arguments (#{argc} for 1..2)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extensions.rb:</text:p>
          </table:table-cell>
          <table:table-cell office:value-type="string" calcext:value-type="string">
            <text:p>raise %(Could not resolve class for name: #{qualified_name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ise %(Could not resolve class for name: #{qualified_nam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.rb:</text:p>
          </table:table-cell>
          <table:table-cell office:value-type="string" calcext:value-type="string">
            <text:p>raise ::ArgumentError, %(Cannot determine backend for converter: #{self.class}) unless @back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umentError, %(Cannot determine backend for converter: #{self.class}) unless @backend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manpage.rb:</text:p>
          </table:table-cell>
          <table:table-cell office:value-type="string" calcext:value-type="string">
            <text:p>raise 'asciidoctor: ERROR: doctype must be set to manpage when using manpage backend'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sciidoctor: ERROR: doctype must be set to manpage when using manpage backend'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composite.rb:</text:p>
          </table:table-cell>
          <table:table-cell office:value-type="string" calcext:value-type="string">
            <text:p>raise %(Could not find a converter to handle transform: #{transform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ise %(Could not find a converter to handle transform: #{transform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template.rb:</text:p>
          </table:table-cell>
          <table:table-cell office:value-type="string" calcext:value-type="string">
            <text:p>raise %(Could not find a custom template to handle transform: #{template_name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ise %(Could not find a custom template to handle transform: #{template_nam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template.rb:</text:p>
          </table:table-cell>
          <table:table-cell office:value-type="string" calcext:value-type="string">
            <text:p>raise ::ArgumentError, %(Unknown ERB implementation: #{name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umentError, %(Unknown ERB implementation: #{name}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iidoctor-master/lib/asciidoctor/path_resolver.rb:</text:p>
          </table:table-cell>
          <table:table-cell office:value-type="string" calcext:value-type="string">
            <text:p>warn %(asciidoctor: WARNING: #{opts[:target_name] || 'path'} has illegal reference to ancestor of jail, auto-recovering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sciidoctor: WARNING: #{opts[:target_name] || 'path'} has illegal reference to ancestor of jail, auto-recovering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ERROR: #{line_info}: mismatched macro: endif::#{target}[], expected endif::#{pair[:target]}[]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line_info}: mismatched macro: endif::#{target}[], expected endif::#{pair[:target]}[]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ERROR: #{line_info}: unmatched macro: endif::#{target}[]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line_info}: unmatched macro: endif::#{target}[]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ERROR: #{line_info}: maximum include depth of #{@maxdepth[:rel]} exceeded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line_info}: maximum include depth of #{@maxdepth[:rel]} exceeded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WARNING: #{line_info}: include file not found: #{include_file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#{line_info}: include file not found: #{include_fi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WARNING: #{line_info}: include #{target_type} not readable: #{include_file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#{line_info}: include #{target_type} not readable: #{include_fi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WARNING: #{line_info}: include #{target_type} not readable: #{include_file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#{line_info}: include #{target_type} not readable: #{include_fi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WARNING: #{line_info}: tag#{missing_tags.size &gt; 1 ? 's' : nil} '#{missing_tags * ','}' not found in include #{target_type}: #{include_file})</text:p>
          </table:table-cell>
          <table:table-cell/>
          <table:table-cell office:value-type="string" calcext:value-type="string">
            <text:p>asciidoctor: WARNING: #{line_info}: tag#{missing_tags.size &gt; 1 ? 's' : nil} '#{missing_tags * ','}' not found in include #{target_type}: #{include_fi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reader.rb:</text:p>
          </table:table-cell>
          <table:table-cell office:value-type="string" calcext:value-type="string">
            <text:p>warn %(asciidoctor: WARNING: #{line_info}: include #{target_type} not readable: #{include_file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#{line_info}: include #{target_type} not readable: #{include_fi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abstract_node.rb:</text:p>
          </table:table-cell>
          <table:table-cell office:value-type="string" calcext:value-type="string">
            <text:p>warn %(asciidoctor: WARNING: image to embed not found or not readable: #{image_path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image to embed not found or not readable: #{image_path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abstract_node.rb:</text:p>
          </table:table-cell>
          <table:table-cell office:value-type="string" calcext:value-type="string">
            <text:p>warn %(asciidoctor: WARNING: could not retrieve image data from URI: #{image_uri}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could not retrieve image data from URI: #{image_uri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abstract_node.rb:</text:p>
          </table:table-cell>
          <table:table-cell office:value-type="string" calcext:value-type="string">
            <text:p>warn %(asciidoctor: WARNING: could not retrieve contents of #{opts[:label] || 'asset'} at URI: #{target}) if opts.fetch :warn_on_failure, tru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could not retrieve contents of #{opts[:label] || 'asset'} at URI: #{target}) if opts.fetch :warn_on_failure, true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abstract_node.rb:</text:p>
          </table:table-cell>
          <table:table-cell office:value-type="string" calcext:value-type="string">
            <text:p>warn %(asciidoctor: WARNING: cannot retrieve contents of #{opts[:label] || 'asset'} at URI: #{target} (allow-uri-read attribute not enabled)) if opts.fetch :warn_on_failure, tru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sciidoctor: WARNING: cannot retrieve contents of #{opts[:label] || 'asset'} at URI: #{target} (allow-uri-read attribute not enabled)) if opts.fetch :warn_on_failure, true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abstract_node.rb:</text:p>
          </table:table-cell>
          <table:table-cell office:value-type="string" calcext:value-type="string">
            <text:p>warn %(asciidoctor: WARNING: file does not exist or cannot be read: #{path}) if opts[:warn_on_failure]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sciidoctor: WARNING: file does not exist or cannot be read: #{path}) if opts[:warn_on_failure]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ERROR: #{reader.prev_line_info}: malformed manpage title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sciidoctor: ERROR: #{reader.prev_line_info}: malformed manpage title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ERROR: #{reader.prev_line_info}: malformed name section body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sciidoctor: ERROR: #{reader.prev_line_info}: malformed name section body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ERROR: #{reader.prev_line_info}: name section title must be at level 1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sciidoctor: ERROR: #{reader.prev_line_info}: name section title must be at level 1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ERROR: #{reader.prev_line_info}: name section expected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sciidoctor: ERROR: #{reader.prev_line_info}: name section expected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 #{reader.line_info}: section title out of sequence: ) +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WARNING: #{reader.line_info}: section title out of sequence: ) +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ERROR: #{reader.line_info}: only book doctypes can contain level 0 sections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reader.line_info}: only book doctypes can contain level 0 sections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ERROR: #{block_line_info}: illegal block content outside of partintro block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block_line_info}: illegal block content outside of partintro block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ERROR: #{reader.line_info}: invalid part, must have at least one section (e.g., chapter, appendix, etc.)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reader.line_info}: invalid part, must have at least one section (e.g., chapter, appendix, etc.)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 #{reader.prev_line_info}: invalid style for #{block_context} block: #{style}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WARNING: #{reader.prev_line_info}: invalid style for #{block_context} block: #{sty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 #{reader.path}: line #{reader.lineno - 2}: callout list item index: expected #{expected_index} got #{match[1]}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WARNING: #{reader.path}: line #{reader.lineno - 2}: callout list item index: expected #{expected_index} got #{match[1]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 #{reader.path}: line #{reader.lineno - 2}: no callouts refer to list item #{block.items.size}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WARNING: #{reader.path}: line #{reader.lineno - 2}: no callouts refer to list item #{block.items.siz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 #{reader.prev_line_info}: invalid style for paragraph: #{style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#{reader.prev_line_info}: invalid style for paragraph: #{styl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 #{reader.line_info}: list item index: expected #{expected}, got #{actual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#{reader.line_info}: list item index: expected #{expected}, got #{actual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#{reader.nil? ? nil : " #{reader.prev_line_info}:"} invalid empty #{type} detected in style attribut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#{reader.nil? ? nil : " #{reader.prev_line_info}:"} invalid empty #{type} detected in style attribute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parser.rb:</text:p>
          </table:table-cell>
          <table:table-cell office:value-type="string" calcext:value-type="string">
            <text:p>warn %(asciidoctor: WARNING:#{reader.nil? ? nil : " #{reader.prev_line_info}:"} multiple ids detected in style attribut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#{reader.nil? ? nil : " #{reader.prev_line_info}:"} multiple ids detected in style attribute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table.rb:</text:p>
          </table:table-cell>
          <table:table-cell office:value-type="string" calcext:value-type="string">
            <text:p>warn %(asciidoctor: ERROR: #{@last_cursor.line_info}: table missing leading separator, recovering automatically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@last_cursor.line_info}: table missing leading separator, recovering automatically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table.rb:</text:p>
          </table:table-cell>
          <table:table-cell office:value-type="string" calcext:value-type="string">
            <text:p>warn %(asciidoctor: ERROR: #{@last_cursor.line_info}: dropping cell because it exceeds specified number of columns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#{@last_cursor.line_info}: dropping cell because it exceeds specified number of columns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helpers.rb:</text:p>
          </table:table-cell>
          <table:table-cell office:value-type="string" calcext:value-type="string">
            <text:p>warn %(asciidoctor: WARNING: optional gem '#{gem_name}' is not installed. Functionality disabled.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optional gem 'coderay' is not installed. Functionality disabled.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helpers.rb:</text:p>
          </table:table-cell>
          <table:table-cell office:value-type="string" calcext:value-type="string">
            <text:p>warn %(asciidoctor: WARNING: #{e.message.chomp '.'}. Functionality disabled.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#{e.message.chomp '.'}. Functionality disabled.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substitutors.rb:</text:p>
          </table:table-cell>
          <table:table-cell office:value-type="string" calcext:value-type="string">
            <text:p>warn %(asciidoctor: WARNING: unknown substitution type #{type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unknown substitution type #{type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substitutors.rb:</text:p>
          </table:table-cell>
          <table:table-cell office:value-type="string" calcext:value-type="string">
            <text:p>warn %(asciidoctor: WARNING: illegal attribute directive: #{m[3]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illegal attribute directive: #{m[3]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substitutors.rb:</text:p>
          </table:table-cell>
          <table:table-cell office:value-type="string" calcext:value-type="string">
            <text:p>warn %(asciidoctor: WARNING: dropping line containing reference to missing attribute: #{key}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ciidoctor: WARNING: dropping line containing reference to missing attribute: #{key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substitutors.rb:</text:p>
          </table:table-cell>
          <table:table-cell office:value-type="string" calcext:value-type="string">
            <text:p>warn %(asciidoctor: WARNING: skipping reference to missing attribute: #{key}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ciidoctor: WARNING: skipping reference to missing attribute: #{key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substitutors.rb:</text:p>
          </table:table-cell>
          <table:table-cell office:value-type="string" calcext:value-type="string">
            <text:p>warn %(asciidoctor: WARNING: invalid substitution type#{invalid.size &gt; 1 ? 's' : ''}#{subject ? ' for ' : nil}#{subject}: #{invalid * ', '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invalid substitution type#{invalid.size &gt; 1 ? 's' : ''}#{subject ? ' for ' : nil}#{subject}: #{invalid * ', '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html5.rb:</text:p>
          </table:table-cell>
          <table:table-cell office:value-type="string" calcext:value-type="string">
            <text:p>warn 'asciidoctor: WARNING: abstract block cannot be used in a document without a title when doctype is book. Excluding block content.'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abstract block cannot be used in a document without a title when doctype is book. Excluding block content.'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html5.rb:</text:p>
          </table:table-cell>
          <table:table-cell office:value-type="string" calcext:value-type="string">
            <text:p>warn 'asciidoctor: ERROR: partintro block can only be used when doctype is book and it\'s a child of a book part. Excluding block content.'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ERROR: partintro block can only be used when doctype is book and it\'s a child of a book part. Excluding block content.'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html5.rb:</text:p>
          </table:table-cell>
          <table:table-cell office:value-type="string" calcext:value-type="string">
            <text:p>warn %(asciidoctor: WARNING: unknown anchor type: #{node.type.inspect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unknown anchor type: #{node.type.inspect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docbook5.rb:</text:p>
          </table:table-cell>
          <table:table-cell office:value-type="string" calcext:value-type="string">
            <text:p>warn 'asciidoctor: WARNING: abstract block cannot be used in a document without a title when doctype is book. Excluding block content.'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WARNING: abstract block cannot be used in a document without a title when doctype is book. Excluding block content.'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docbook5.rb:</text:p>
          </table:table-cell>
          <table:table-cell office:value-type="string" calcext:value-type="string">
            <text:p>warn 'asciidoctor: ERROR: partintro block can only be used when doctype is book and it\'s a child of a part section. Excluding block content.'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ERROR: partintro block can only be used when doctype is book and it\'s a child of a part section. Excluding block content.'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docbook5.rb:</text:p>
          </table:table-cell>
          <table:table-cell office:value-type="string" calcext:value-type="string">
            <text:p>warn 'asciidoctor: WARNING: tables must have at least one body row' unless has_bod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sciidoctor: WARNING: tables must have at least one body row' unless has_body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docbook5.rb:</text:p>
          </table:table-cell>
          <table:table-cell office:value-type="string" calcext:value-type="string">
            <text:p>warn %(asciidoctor: WARNING: unknown anchor type: #{node.type.inspect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unknown anchor type: #{node.type.inspect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manpage.rb:</text:p>
          </table:table-cell>
          <table:table-cell office:value-type="string" calcext:value-type="string">
            <text:p>warn %(asciidoctor: WARNING: converter missing for #{name || node.node_name} node in manpage backen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converter missing for #{name || node.node_name} node in manpage backend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manpage.rb:</text:p>
          </table:table-cell>
          <table:table-cell office:value-type="string" calcext:value-type="string">
            <text:p>warn %(asciidoctor: WARNING: unknown anchor type: #{node.type.inspect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unknown anchor type: #{node.type.inspect})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factory.rb:</text:p>
          </table:table-cell>
          <table:table-cell office:value-type="string" calcext:value-type="string">
            <text:p>warn 'asciidoctor: WARNING: gem \'thread_safe\' is not installed. This gem is recommended when registering custom converters.'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gem \'thread_safe\' is not installed. This gem is recommended when registering custom converters.'</text:p>
          </table:table-cell>
          <table:table-cell/>
        </table:table-row>
        <table:table-row table:style-name="ro1">
          <table:table-cell office:value-type="string" calcext:value-type="string">
            <text:p>asciidoctor-master/lib/asciidoctor/converter/template.rb:</text:p>
          </table:table-cell>
          <table:table-cell office:value-type="string" calcext:value-type="string">
            <text:p>warn 'asciidoctor: WARNING: gem \'thread_safe\' is not installed. This gem is recommended when using custom backend templates.'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doctor: WARNING: gem \'thread_safe\' is not installed. This gem is recommended when using custom backend templates.'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7:13:40.763006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7:02:15.492994030</meta:creation-date>
    <dc:date>2016-11-25T19:51:57.777541236</dc:date>
    <meta:editing-duration>PT2H30M9S</meta:editing-duration>
    <meta:editing-cycles>12</meta:editing-cycles>
    <meta:generator>LibreOffice/5.1.4.2$Linux_x86 LibreOffice_project/10m0$Build-2</meta:generator>
    <meta:document-statistic meta:table-count="1" meta:cell-count="330" meta:object-count="0"/>
  </office:meta>
</office:document-meta>
</file>